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17c987" officeooo:paragraph-rsid="0017c987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19e302" officeooo:paragraph-rsid="0019e302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1f3d2a" officeooo:paragraph-rsid="001f3d2a" style:font-size-asian="14pt" style:font-size-complex="16pt"/>
    </style:style>
    <style:style style:name="P5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176c17" officeooo:paragraph-rsid="00176c17" style:font-size-asian="14pt" style:font-weight-asian="bold" style:font-size-complex="16pt" style:font-weight-complex="bold"/>
    </style:style>
    <style:style style:name="P6" style:family="paragraph" style:parent-style-name="Preformatted_20_Text">
      <style:text-properties style:font-name="ariel" fo:font-size="16pt" fo:font-weight="bold" officeooo:rsid="0017c987" officeooo:paragraph-rsid="0017c987" style:font-size-asian="14pt" style:font-weight-asian="bold" style:font-size-complex="16pt" style:font-weight-complex="bold"/>
    </style:style>
    <style:style style:name="P7" style:family="paragraph" style:parent-style-name="Preformatted_20_Text">
      <style:text-properties style:font-name="ariel" fo:font-size="16pt" fo:font-weight="bold" officeooo:rsid="0019e302" officeooo:paragraph-rsid="0019e302" style:font-size-asian="14pt" style:font-weight-asian="bold" style:font-size-complex="16pt" style:font-weight-complex="bold"/>
    </style:style>
    <style:style style:name="T1" style:family="text">
      <style:text-properties officeooo:rsid="00185db7"/>
    </style:style>
    <style:style style:name="T2" style:family="text">
      <style:text-properties officeooo:rsid="0019c84d"/>
    </style:style>
    <style:style style:name="T3" style:family="text">
      <style:text-properties officeooo:rsid="001b11f5"/>
    </style:style>
    <style:style style:name="T4" style:family="text">
      <style:text-properties fo:font-weight="bold" officeooo:rsid="001b11f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orage Administration</text:p>
      <text:p text:style-name="P1"/>
      <text:p text:style-name="P2"/>
      <text:p text:style-name="P6">Logical Volume Manager</text:p>
      <text:p text:style-name="P1">*<text:span text:style-name="T1">Sistema de gerenciamento de discos versátil que permite alocar espaço em dispositivos de armazenamento de forma flexivel do que os esquemas de paparticionamento tradicionais</text:span></text:p>
      <text:p text:style-name="P1">*<text:span text:style-name="T1">O sistema de partições tradicional permite criá-las em tamanho fixos, e remensiona-las nem sempre é um processo rapido e flexivel</text:span></text:p>
      <text:p text:style-name="P1">*<text:span text:style-name="T2">Tambem nos da a possibilidade de utilizar deversos discos rigidos como se fossem apenas um em nosso sistema, bem como adicionar mais discos ou remover sem a perda de dados</text:span></text:p>
      <text:p text:style-name="P7">Componenetes do LVM</text:p>
      <text:p text:style-name="P3">*<text:span text:style-name="T3">A arquitetura LVM é composta pelos itens seguntes(três camadas):</text:span></text:p>
      <text:p text:style-name="P3">*<text:span text:style-name="T4">Volumes Físicos:</text:span><text:span text:style-name="T3"> Criados a partir dos discos rigidos e partições de disdo do tipo 8e (LVM).</text:span></text:p>
      <text:p text:style-name="P3">*<text:span text:style-name="T4">Grupos de Volumes:</text:span><text:span text:style-name="T3"> Agrupamento de Volumes Físicos(de Discos diferentes inclusive).</text:span></text:p>
      <text:p text:style-name="P3">*<text:span text:style-name="T4">Volumes Logicos:</text:span><text:span text:style-name="T3"> Cada abstração de storage crida a partir da segmentação dos grupos de volumes, “Partições” de tamanhos variaveis criadas a partir de um grupo de volume.</text:span></text:p>
      <text:p text:style-name="P3"/>
      <text:p text:style-name="P4">Comandos:</text:p>
      <text:p text:style-name="P4">sudo fdisk -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1T07:09:17.088417893</dc:date>
    <meta:editing-duration>PT54M3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48" meta:character-count="971" meta:non-whitespace-character-count="835"/>
  </office:meta>
</office:document-meta>
</file>